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53d1" officeooo:paragraph-rsid="000253d1"/>
    </style:style>
    <style:style style:name="P2" style:family="paragraph" style:parent-style-name="Standard">
      <style:text-properties officeooo:rsid="000253d1" officeooo:paragraph-rsid="0008ab68"/>
    </style:style>
    <style:style style:name="P3" style:family="paragraph" style:parent-style-name="Standard">
      <style:text-properties officeooo:rsid="0008ab68" officeooo:paragraph-rsid="0008ab68"/>
    </style:style>
    <style:style style:name="P4" style:family="paragraph" style:parent-style-name="Standard">
      <style:text-properties officeooo:rsid="000b1649" officeooo:paragraph-rsid="000b1649"/>
    </style:style>
    <style:style style:name="P5" style:family="paragraph" style:parent-style-name="Standard">
      <style:text-properties officeooo:rsid="000253d1" officeooo:paragraph-rsid="001aa1b5"/>
    </style:style>
    <style:style style:name="P6" style:family="paragraph" style:parent-style-name="Standard">
      <style:text-properties officeooo:rsid="000253d1" officeooo:paragraph-rsid="001c4250"/>
    </style:style>
    <style:style style:name="P7" style:family="paragraph" style:parent-style-name="Standard">
      <style:text-properties officeooo:rsid="000b1649" officeooo:paragraph-rsid="001dc4de"/>
    </style:style>
    <style:style style:name="P8" style:family="paragraph" style:parent-style-name="Heading_20_1">
      <style:text-properties officeooo:paragraph-rsid="001283fe"/>
    </style:style>
    <style:style style:name="P9" style:family="paragraph" style:parent-style-name="Heading_20_2">
      <style:text-properties officeooo:rsid="0004e42e"/>
    </style:style>
    <style:style style:name="P10" style:family="paragraph" style:parent-style-name="Heading_20_2">
      <style:text-properties officeooo:rsid="0006dc6f"/>
    </style:style>
    <style:style style:name="P11" style:family="paragraph" style:parent-style-name="Heading_20_2">
      <style:text-properties officeooo:rsid="001283fe" officeooo:paragraph-rsid="001283fe"/>
    </style:style>
    <style:style style:name="P12" style:family="paragraph" style:parent-style-name="Heading_20_2">
      <style:text-properties officeooo:rsid="000c3129"/>
    </style:style>
    <style:style style:name="T1" style:family="text">
      <style:text-properties officeooo:rsid="0004e42e"/>
    </style:style>
    <style:style style:name="T2" style:family="text">
      <style:text-properties officeooo:rsid="0006dc6f"/>
    </style:style>
    <style:style style:name="T3" style:family="text">
      <style:text-properties officeooo:rsid="00077da9"/>
    </style:style>
    <style:style style:name="T4" style:family="text">
      <style:text-properties officeooo:rsid="0008ab68"/>
    </style:style>
    <style:style style:name="T5" style:family="text">
      <style:text-properties officeooo:rsid="00090b69"/>
    </style:style>
    <style:style style:name="T6" style:family="text">
      <style:text-properties officeooo:rsid="000ab116"/>
    </style:style>
    <style:style style:name="T7" style:family="text">
      <style:text-properties officeooo:rsid="000c3129"/>
    </style:style>
    <style:style style:name="T8" style:family="text">
      <style:text-properties officeooo:rsid="000dca07"/>
    </style:style>
    <style:style style:name="T9" style:family="text">
      <style:text-properties officeooo:rsid="000ddea0"/>
    </style:style>
    <style:style style:name="T10" style:family="text">
      <style:text-properties officeooo:rsid="000e2f13"/>
    </style:style>
    <style:style style:name="T11" style:family="text">
      <style:text-properties officeooo:rsid="000fb211"/>
    </style:style>
    <style:style style:name="T12" style:family="text">
      <style:text-properties officeooo:rsid="001189a0"/>
    </style:style>
    <style:style style:name="T13" style:family="text">
      <style:text-properties officeooo:rsid="001461dc"/>
    </style:style>
    <style:style style:name="T14" style:family="text">
      <style:text-properties officeooo:rsid="001529e2"/>
    </style:style>
    <style:style style:name="T15" style:family="text">
      <style:text-properties officeooo:rsid="0015366a"/>
    </style:style>
    <style:style style:name="T16" style:family="text">
      <style:text-properties officeooo:rsid="00185d9d"/>
    </style:style>
    <style:style style:name="T17" style:family="text">
      <style:text-properties officeooo:rsid="001aa1b5"/>
    </style:style>
    <style:style style:name="T18" style:family="text">
      <style:text-properties officeooo:rsid="001dc4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Ch.31<text:tab/></text:h>
      <text:h text:style-name="Heading_20_2" text:outline-level="2">The bar</text:h>
      <text:p text:style-name="P1"><text:tab/>Angie walks out of her room in cut off shorts and a black tank top. You can see the out<text:span text:style-name="T13">line</text:span> of her black bra that is<text:span text:style-name="T16"> see</text:span> threw except for the cups. </text:p>
      <text:p text:style-name="P1"/>
      <text:p text:style-name="P1"><text:tab/><text:span text:style-name="T13">S</text:span>he <text:span text:style-name="T13">looks over at the couch where Kit is passed out, as she</text:span> walks past with her purse on her shoulder. <text:span text:style-name="T13">She smiles and takes a deep breath.</text:span></text:p>
      <text:p text:style-name="P1"/>
      <text:p text:style-name="P5"><text:tab/>She goes straight to her car and leaves. She isn’t nervous <text:span text:style-name="T17">just</text:span> more excited. It’s been a while that she’s been out of work <text:span text:style-name="T13">at a bar, </text:span>and wanting to <text:span text:style-name="T13">go back to it</text:span> bad. </text:p>
      <text:p text:style-name="P5"/>
      <text:p text:style-name="P5"><text:tab/><text:span text:style-name="T17">She misses it so</text:span> bad <text:span text:style-name="T17">the other day</text:span> she was down in her bar serving drinks to no one. <text:span text:style-name="T17">She would then walk around the bar and drink them</text:span>. </text:p>
      <text:p text:style-name="P5"/>
      <text:p text:style-name="P5"><text:tab/>Kit almost caught her. But Angie had seated herself at the b<text:span text:style-name="T17">ar</text:span> and was drinking.</text:p>
      <text:p text:style-name="P1"/>
      <text:p text:style-name="P1"><text:tab/><text:span text:style-name="T13">When Kit asked for a glass of bourbon she happily got up and served her. Then set down on a stool she has behind the bar and talked to her, for over an hour.</text:span></text:p>
      <text:h text:style-name="P9" text:outline-level="2">Vicky</text:h>
      <text:p text:style-name="P1"><text:tab/><text:span text:style-name="T1">Vicky is at the grocery store in the discount aisle looking at a box of trail mix. When a raccoon walks up beside her and says, “Need any help?” Vicky shakes her head and says, “Just reading the box” He laughs and says, “I find it better to make my own mixes. Those are always missing something” Vicky rolls her eyes and puts it down and looks at him. He’s smiling and says, “Lets cut to the chase. I’m Rocco Your?” </text:span></text:p>
      <text:p text:style-name="P1"/>
      <text:p text:style-name="P1"><text:tab/><text:span text:style-name="T6">Vicky shakes her head and turns making sure her tail hits him. He knocks it away and says, “I know this game you walk away I follow. Then on your way to the car I stop you and we exchange info. I take you on a date you’ll never forget” Vicky stops him saying, “I’m gay and have a girlfriend” He laughs and says, “I have one to. But hell why not make it two?” Vicky turns to him and says, “How about you leave me alone and you won’t be vomiting?”</text:span></text:p>
      <text:p text:style-name="P1"/>
      <text:p text:style-name="P1"><text:tab/><text:span text:style-name="T6">He sighs and says, “You do like playing hard to get” She sighs and says, “I have a taser in my pocket that really hurts. I also know every man even douche bags like you have a cock between their legs that hurts like living hell when kicked”</text:span></text:p>
      <text:p text:style-name="P1"/>
      <text:p text:style-name="P1"><text:tab/><text:span text:style-name="T6">A white tiger walks up to them and says, “Hey buddy didn’t you hear her?” He smiles back at the tiger and says, “Oh competition” The tiger pulls out a wallet says, “No I’m not” The raccoon quickly leaves before the tiger finishes talking</text:span></text:p>
      <text:p text:style-name="P1"/>
      <text:p text:style-name="P1"><text:tab/><text:span text:style-name="T6">Vicky nods to him and says, “Thanks officer” The tiger laughs and says, “I’m a security guard. I was going to get his name” Vicky looks at him out of the corner of her eye and says, “Next time just say no please” fed up she leaves.</text:span></text:p>
      <text:p text:style-name="P1"/>
      <text:h text:style-name="P10" text:outline-level="2"><text:soft-page-break/>Angie</text:h>
      <text:p text:style-name="P1"><text:tab/><text:span text:style-name="T2">Angie walks into her dad’s bar and a slow country song is playing. She looks around use to seeing people up and about. But instead sees people at the bar sitting and some at tables. She shakes her head and says, “Place is depressing when your sober.” She walks to the bar and the barmaid smiles and says, “Your dad is in the back. He told me to send you when you get here?” Angie blinks and says, “Oh?” trying to figure out how he knew she was coming.</text:span></text:p>
      <text:p text:style-name="P1"/>
      <text:p text:style-name="P1"><text:tab/><text:span text:style-name="T3">She walks into his office and says, “How did” He interrupts her saying, “Your out of work. You're going to need a pay check” Angie frowns and says, “I have a job. I work at a bookstore” </text:span></text:p>
      <text:p text:style-name="P1"/>
      <text:p text:style-name="P6"><text:tab/><text:span text:style-name="T3">He starts typing on his computer and says, “That you haven’t been to in three days. I bet your boss is pissed” She sits down in a chair in front of his desk and says, “He gave me three days off and how do you know?” </text:span></text:p>
      <text:p text:style-name="P6"/>
      <text:p text:style-name="P6"><text:span text:style-name="T3"><text:tab/>He smiles and says, “Don’t worry. I’m not stalking you. Amber over there” He points to a white cat with long ears and says, “Lives on your block”</text:span></text:p>
      <text:p text:style-name="P1"/>
      <text:p text:style-name="P1"><text:tab/><text:span text:style-name="T3">Angie rolls her eyes and says, “Oh you don’t stalk me but you pay a girl you're fucking. To keep a eye on me” He blinks and says, “I am not doing anything with her” Angie bends over and comes up with a black lacy thong and says, “This thong which is just her size just happens to be under your desk? I bet she’s up checking her skirt now” Angie looks back and sees her leave.</text:span></text:p>
      <text:p text:style-name="P1"/>
      <text:p text:style-name="P1"><text:tab/><text:span text:style-name="T3">Charles sighs and says, “It's not against the law to fuck your secretary. And I only asked her to keep an eye on you because I want to know more about you”</text:span></text:p>
      <text:p text:style-name="P1"/>
      <text:p text:style-name="P1"><text:tab/><text:span text:style-name="T4">Angie crosses her arms and says, “I’m starting to regret coming here, and it sounds like you want to date me” He sits up and says, “No, that’s not it” Angie laughs and says, “So what do you want me to do. I can see outside showmanship isn’t really needed” Charles shrugs and says, “Amber will show you”</text:span></text:p>
      <text:p text:style-name="P1"/>
      <text:p text:style-name="P1"><text:tab/><text:span text:style-name="T4">Angie laughs and says, “OK I’ll leave so you can ether finish screwing your cute secretary or put your pants back on”</text:span></text:p>
      <text:p text:style-name="P1"/>
      <text:p text:style-name="P2"><text:tab/><text:span text:style-name="T4">First thing Angie says when she gets out there is, “So how long has my dad been screwing his secretary?” Amber an otter in her lower twenties smiles and says, “I think he hired her just for that because it’s been a while. I’ve walked in to them before he had her laying face down on his desk and screwing her from behind.” She covers her mouth and says, “I’m sorry this is your dad”</text:span></text:p>
      <text:p text:style-name="P1"/>
      <text:p text:style-name="P1"><text:tab/><text:span text:style-name="T4">Angie picks up a dirty glass and starts cleaning it and says, “A dad that screwed my mom and left and now swears was thrown out” Amber starts drying what Angie cleans and says, “So you never knew him?” Angie smiles and says, “I never knew his name or if he even existed” </text:span></text:p>
      <text:p text:style-name="P1"/>
      <text:p text:style-name="P1"><text:span text:style-name="T14">Amber smiles and asks, </text:span>“<text:span text:style-name="T4">So you seeing anyone?”, hoping to change the situation.</text:span></text:p>
      <text:p text:style-name="P1"/>
      <text:p text:style-name="P3">Angie replies, “A girl name Kit, a cute little fox with a nice pair of tits” Amber laughs and says, “You sound like a man” <text:span text:style-name="T5">Angie shrugs and says, “We’ve known each other are whole lives. Been best friends. Then she decided to move to the city with me and we started screwing. Then dated now….” She ends with a smile</text:span></text:p>
      <text:p text:style-name="P3"><text:soft-page-break/></text:p>
      <text:p text:style-name="P3"><text:tab/><text:span text:style-name="T5">Amber gives a gray wolf a beer that just sat down. Angie says, “What if he wanted something else?” The wolf replies, “I get a red tab every time I come here. Nothing else, <text:s/>and put it on my tab” Angie smiles at him flirtingly and says, “OK then sexy” He rolls his eyes and takes his beer and goes to a table on the other side of the room” </text:span></text:p>
      <text:p text:style-name="P3"/>
      <text:p text:style-name="P3"><text:tab/><text:span text:style-name="T5">Angie shrugs and says, “His loss” Amber replies, “He has a supermodel girlfriend that is on tour. And I thought you where seeing someone?” Angie shrugs and says, “She screws her boss. So I can screw some men to”</text:span></text:p>
      <text:p text:style-name="P3"/>
      <text:p text:style-name="P3"><text:tab/><text:span text:style-name="T5">At the end of the day Angie is counting her tips and says, “Not bad. I got seventy bucks” Amber laughs and says, “Not use to getting tips? I got two hundred”</text:span></text:p>
      <text:p text:style-name="P3"/>
      <text:h text:style-name="P11" text:outline-level="2">Vicky’s pest</text:h>
      <text:p text:style-name="P4"/>
      <text:p text:style-name="P4"><text:tab/>Vicky is opening her car’s door when the raccoon steps up and says, “As I was saying” He startles Vicky how reaches in her purse fast and sprays him with pepper spray. </text:p>
      <text:p text:style-name="P4"/>
      <text:p text:style-name="P4"><text:tab/>The guys screams cover<text:span text:style-name="T14">ing</text:span> his eyes and says, “I thought you said you had a <text:span text:style-name="T14">taser</text:span>” Vicky replies, “I do” pulling it out and letting him hear it.</text:p>
      <text:p text:style-name="P4"/>
      <text:p text:style-name="P4"><text:tab/>He says, “How am I going to get home”, almost crying in pain. He’s wiping his eyes hard. Vicky replies, “Rubbing it only makes it worse and <text:span text:style-name="T8">that's</text:span> your problem.”</text:p>
      <text:p text:style-name="P4"/>
      <text:p text:style-name="P4"><text:tab/>She gets in her car and starts it, <text:span text:style-name="T8">then</text:span> sees him crying. Vicky blinks feeling guilty and says, “Damn it”</text:p>
      <text:p text:style-name="P4"/>
      <text:p text:style-name="P4"><text:tab/>She gets out of her car and walks over to him and says, “Dude you” He says, “<text:span text:style-name="T14">L</text:span>eave me alone” </text:p>
      <text:p text:style-name="P4"/>
      <text:p text:style-name="P4"><text:tab/>Vicky sighs and turns around. But hears, “<text:span text:style-name="T8">H</text:span>ow do you get a date? Could you at least answer that?” Vicky replies, “What?” He walks up to her and says, “How do you get a girl to say yes? I’ve read every book wrote and can’t get a date”</text:p>
      <text:p text:style-name="P4"/>
      <text:p text:style-name="P7"><text:tab/>Vicky says, “First complement the girl” He nods and says, “You have a nice shade of red <text:span text:style-name="T15">fur</text:span>. <text:span text:style-name="T15">It </text:span>looks <text:span text:style-name="T8">really</text:span> shiny” Vicky smiles and says, “<text:span text:style-name="T8">T</text:span>hanks I started using a new shampoo”, <text:span text:style-name="T18">She then realizes he’s no longer rubbing his eyes and says, “hey”, curiously.</text:span></text:p>
      <text:p text:style-name="P7"/>
      <text:p text:style-name="P7"><text:tab/>He walks up and says, “You have the most <text:span text:style-name="T8">beautiful</text:span> blue eyes I’ve ever seen” Vicky sighs and says, “I just got coned didn’t I?” He smiles and says, “Hey I’m good” </text:p>
      <text:p text:style-name="P4"/>
      <text:p text:style-name="P4"><text:tab/>Fed up Vicky gets in her car and says, “Sure” she shuts the door and sees something white fall in right before it shuts.</text:p>
      <text:p text:style-name="P4"/>
      <text:p text:style-name="P4"><text:tab/>She <text:span text:style-name="T8">doesn’t</text:span> <text:span text:style-name="T8">check Thinking it’s a flower from the blooming apple tree across the lot.</text:span> <text:span text:style-name="T18">S</text:span>he just turns on the motor and leaves.</text:p>
      <text:p text:style-name="P4"/>
      <text:h text:style-name="P12" text:outline-level="2"><text:soft-page-break/>Kit</text:h>
      <text:p text:style-name="P4"><text:tab/><text:span text:style-name="T7">Kit, wakes up on the couch. Her head is throbbing she slumps into the bathroom and gets a shower after getting a glass of water to sip on.</text:span></text:p>
      <text:p text:style-name="P4"/>
      <text:p text:style-name="P4"><text:tab/><text:span text:style-name="T7">She gets naked and lets the hot water roll over her head and over her breast. The water going over her head relaxes her and eases her hangover some. But homeyness is replacing the sickness. </text:span></text:p>
      <text:p text:style-name="P4"/>
      <text:p text:style-name="P4"><text:tab/><text:span text:style-name="T9">She slides her fingers down her sides teasing her fur. She backs her head up making water go on her face just above her muzzle as her hands makes its way between her legs. </text:span></text:p>
      <text:p text:style-name="P4"/>
      <text:p text:style-name="P4"><text:tab/><text:span text:style-name="T10">After, teasing her clit she sticks her finger up into her pussy. Then she begins sliding it in and out as she rubs her breast with her other hand. A second later she forgets about her hang over and starts fingering herself harder</text:span></text:p>
      <text:p text:style-name="P4"/>
      <text:p text:style-name="P4"><text:tab/><text:span text:style-name="T9">The room is feeling with steam giving her a calm feeling. She imagines that her and Angie just got back from a romantic date and now are in the shower having sex.</text:span></text:p>
      <text:p text:style-name="P4"/>
      <text:p text:style-name="P4"><text:tab/><text:span text:style-name="T11">After about a minute, she washes off still calm from playing with herself. Then gets out and dries off, before using her towel to wipe the fog off the mirror. She smiles at her matted wet hair and lifts her right boob up and Let's go watching it jiggles. She gives a giggle then brushes her teeth.</text:span></text:p>
      <text:p text:style-name="P4"/>
      <text:p text:style-name="P4"><text:tab/><text:span text:style-name="T11">She takes a deep breath feeling better but the relaxed moment last only a moment before she’s over the toilet throwing up.</text:span></text:p>
      <text:p text:style-name="P4"/>
      <text:p text:style-name="P4"><text:tab/><text:span text:style-name="T11">She brushes her teeth again and leaves the bathroom. She walks to the kitchen and hears. “Damn Kit at least put a robe on”, from Chase. She has a throbbing headache and flips him off. She gets a big glass of water to sip on after taking some ibuprofen. Having forgot where she left her last one.</text:span></text:p>
      <text:p text:style-name="P4"/>
      <text:p text:style-name="P4"><text:tab/><text:span text:style-name="T11">She goes into the bathroom and picks up her towel off the floor making sure to her pussy is exposed towards Chase. Then goes to her room. Laughing at him saying, “Damn it, Kit” Kit walks out and smiles at her brother and says, “If you where Mike you’d be puling me into my room and taking me” </text:span></text:p>
      <text:p text:style-name="P4"/>
      <text:p text:style-name="P4"><text:tab/><text:span text:style-name="T12">Chase stands up and says, “I’m not him” Kit rolls her eyes and says, “You fucked me once bub” Chase shakes his head and says, “I don’t deny just I don’t want to see you naked all the time.”</text:span></text:p>
      <text:p text:style-name="P4"/>
      <text:p text:style-name="P4"><text:tab/><text:span text:style-name="T12">Kit walks over wrapping the towel around her and sitting down on the couch and says, “Bub, I’m hung over” Chase laughs and says, “Why are you calling me bub?” Kit shrugs and says, “I just threw up and have a headache. Angie always told me to sip on water that it helps but only thing it’s doing is making me seem sicker” Chase laughs and replies, “Your taking advise from a girl that has almost got you killed twice” Kit looks up and says, “She wasn’t the one trying to. It was people that she screwed over” Chase sits down and says, “Sis that doesn’t bother you? That she has pissed off people enough they wanted to kill you? What exactly did she do? And why you not her?”</text:span></text:p>
      <text:p text:style-name="P4"/>
      <text:p text:style-name="P4"><text:tab/><text:span text:style-name="T12">Kit laughs and says, “So we’re calling each other sis and bub now. But Julianne was a nut and Stacy was declared insane, so if anything just bad choices. Hell Stacy was a one night stand” Chase pats her leg and says, “Honestly Kit Angie has always bothered me. Something just ain’t right. I mean </text:span><text:soft-page-break/><text:span text:style-name="T12">her and Mike was going hot and heavy then they broke up. Well he broke up with her, but never said why? One story she cheated on him. One story he cheated on her. I just can’t help to think it was something else?”</text:span></text:p>
      <text:p text:style-name="P4"/>
      <text:p text:style-name="P4"><text:tab/><text:span text:style-name="T12">He stands up and Kit says, “What are you saying Chase? Are you saying she’s insane also?” Chase turns around and says, “I like to watch people and something ain’t right” Kit getting offended says, “Chase I’ve known Angie my whole life. She’s only tried to help me” </text:span></text:p>
      <text:p text:style-name="P4"/>
      <text:p text:style-name="P4"><text:tab/><text:span text:style-name="T12">Chase replies, “I’m just going to say it”, he pauses a minute hesitating afraid Kit will get angry, “Angie is a sociopath” He then leav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03:22:15.720000000</meta:creation-date>
    <dc:date>2018-04-15T00:29:46.558000000</dc:date>
    <meta:editing-duration>PT13H16M34S</meta:editing-duration>
    <meta:editing-cycles>4</meta:editing-cycles>
    <meta:generator>LibreOffice/6.0.2.1$Windows_X86_64 LibreOffice_project/f7f06a8f319e4b62f9bc5095aa112a65d2f3ac89</meta:generator>
    <meta:document-statistic meta:table-count="0" meta:image-count="0" meta:object-count="0" meta:page-count="5" meta:paragraph-count="56" meta:word-count="2235" meta:character-count="11421" meta:non-whitespace-character-count="9177"/>
  </office:meta>
</office:document-meta>
</file>